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196cm" table:align="left"/>
    </style:style>
    <style:style style:name="Table1.A" style:family="table-column">
      <style:table-column-properties style:column-width="4.306cm"/>
    </style:style>
    <style:style style:name="Table1.B" style:family="table-column">
      <style:table-column-properties style:column-width="4.279cm"/>
    </style:style>
    <style:style style:name="Table1.D" style:family="table-column">
      <style:table-column-properties style:column-width="4.332cm"/>
    </style:style>
    <style:style style:name="Table1.A1" style:family="table-cell">
      <style:table-cell-properties style:vertical-align="middle" fo:padding="0.185cm" fo:border="0.05pt solid #000000"/>
    </style:style>
    <style:style style:name="P1" style:family="paragraph" style:parent-style-name="Text_20_body">
      <style:text-properties fo:color="#009900"/>
    </style:style>
    <style:style style:name="P2" style:family="paragraph" style:parent-style-name="Text_20_body">
      <style:paragraph-properties fo:margin-top="0cm" fo:margin-bottom="0cm" loext:contextual-spacing="false" fo:line-height="114%" style:writing-mode="lr-tb"/>
      <style:text-properties fo:font-variant="normal" fo:text-transform="none" fo:color="#000000" style:text-line-through-style="none" style:text-line-through-type="none" style:font-name="Arial" fo:font-size="14.25pt" fo:font-style="normal" style:text-underline-style="none" fo:font-weight="bold" style:text-blinking="false" fo:background-color="transparent"/>
    </style:style>
    <style:style style:name="P3" style:family="paragraph" style:parent-style-name="Text_20_body">
      <style:paragraph-properties fo:margin-top="0cm" fo:margin-bottom="0cm" loext:contextual-spacing="false" fo:line-height="114%" style:writing-mode="lr-tb"/>
      <style:text-properties fo:font-variant="normal" fo:text-transform="none" fo:color="#000000" style:text-line-through-style="none" style:text-line-through-type="none" style:font-name="Arial" fo:font-size="11.25pt" fo:font-style="normal" style:text-underline-style="none" fo:font-weight="bold" style:text-blinking="false" fo:background-color="transparent"/>
    </style:style>
    <style:style style:name="P4" style:family="paragraph" style:parent-style-name="Text_20_body">
      <style:paragraph-properties fo:margin-top="0cm" fo:margin-bottom="0cm" loext:contextual-spacing="false" fo:line-height="114%" style:writing-mode="lr-tb"/>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style>
    <style:style style:name="P5" style:family="paragraph" style:parent-style-name="Text_20_body">
      <style:paragraph-properties fo:margin-top="0cm" fo:margin-bottom="0cm" loext:contextual-spacing="false" fo:line-height="114%" style:writing-mode="lr-tb"/>
      <style:text-properties fo:font-variant="normal" fo:text-transform="none" fo:color="#3d85c6" style:text-line-through-style="none" style:text-line-through-type="none" style:font-name="Arial" fo:font-size="11.25pt" fo:font-style="normal" style:text-underline-style="none" fo:font-weight="bold" style:text-blinking="false" fo:background-color="transparent"/>
    </style:style>
    <style:style style:name="P6" style:family="paragraph" style:parent-style-name="Text_20_body">
      <style:paragraph-properties fo:margin-top="0cm" fo:margin-bottom="0cm" loext:contextual-spacing="false" fo:line-height="114%" style:writing-mode="lr-tb"/>
      <style:text-properties fo:font-variant="normal" fo:text-transform="none" fo:color="#ff0000" style:text-line-through-style="none" style:text-line-through-type="none" style:font-name="Arial" fo:font-size="11.25pt" fo:font-style="normal" style:text-underline-style="none" fo:font-weight="bold" style:text-blinking="false" fo:background-color="transparent"/>
    </style:style>
    <style:style style:name="P7" style:family="paragraph" style:parent-style-name="Text_20_body">
      <style:paragraph-properties fo:margin-top="0cm" fo:margin-bottom="0cm" loext:contextual-spacing="false" fo:line-height="114%" style:writing-mode="lr-tb"/>
      <style:text-properties fo:font-variant="normal" fo:text-transform="none" fo:color="#ff0000" style:text-line-through-style="none" style:text-line-through-type="none" style:font-name="Arial" fo:font-size="11.25pt" fo:font-style="normal" style:text-underline-style="none" fo:font-weight="normal" style:text-blinking="false" fo:background-color="transparent"/>
    </style:style>
    <style:style style:name="P8" style:family="paragraph" style:parent-style-name="Text_20_body">
      <style:paragraph-properties fo:margin-top="0cm" fo:margin-bottom="0cm" loext:contextual-spacing="false" fo:line-height="114%" style:writing-mode="lr-tb"/>
      <style:text-properties fo:font-variant="normal" fo:text-transform="none" fo:color="#009900" style:text-line-through-style="none" style:text-line-through-type="none" style:font-name="Arial" fo:font-size="11.25pt" fo:font-style="normal" style:text-underline-style="none" fo:font-weight="normal" style:text-blinking="false" fo:background-color="transparent"/>
    </style:style>
    <style:style style:name="P9" style:family="paragraph" style:parent-style-name="Text_20_body">
      <style:paragraph-properties fo:margin-top="0cm" fo:margin-bottom="0cm" loext:contextual-spacing="false" fo:line-height="114%" style:writing-mode="lr-tb"/>
    </style:style>
    <style:style style:name="P10" style:family="paragraph" style:parent-style-name="Text_20_body" style:list-style-name="L1">
      <style:paragraph-properties fo:margin-top="0cm" fo:margin-bottom="0cm" loext:contextual-spacing="false" fo:line-height="114%" fo:background-color="transparent" style:writing-mode="lr-tb">
        <style:background-image/>
      </style:paragraph-properties>
    </style:style>
    <style:style style:name="P11" style:family="paragraph" style:parent-style-name="Text_20_body" style:list-style-name="L2">
      <style:paragraph-properties fo:margin-top="0cm" fo:margin-bottom="0cm" loext:contextual-spacing="false" fo:line-height="114%" fo:background-color="transparent" style:writing-mode="lr-tb">
        <style:background-image/>
      </style:paragraph-properties>
    </style:style>
    <style:style style:name="P12" style:family="paragraph" style:parent-style-name="Text_20_body" style:list-style-name="L3">
      <style:paragraph-properties fo:margin-top="0cm" fo:margin-bottom="0cm" loext:contextual-spacing="false" fo:line-height="114%" fo:background-color="transparent" style:writing-mode="lr-tb">
        <style:background-image/>
      </style:paragraph-properties>
    </style:style>
    <style:style style:name="P13" style:family="paragraph" style:parent-style-name="Text_20_body" style:list-style-name="L6">
      <style:paragraph-properties fo:margin-top="0cm" fo:margin-bottom="0cm" loext:contextual-spacing="false" fo:line-height="114%" fo:background-color="transparent" style:writing-mode="lr-tb">
        <style:background-image/>
      </style:paragraph-properties>
    </style:style>
    <style:style style:name="P14" style:family="paragraph" style:parent-style-name="Text_20_body" style:list-style-name="L9">
      <style:paragraph-properties fo:margin-top="0cm" fo:margin-bottom="0cm" loext:contextual-spacing="false" fo:line-height="114%" fo:background-color="transparent" style:writing-mode="lr-tb">
        <style:background-image/>
      </style:paragraph-properties>
    </style:style>
    <style:style style:name="P15" style:family="paragraph" style:parent-style-name="Text_20_body" style:list-style-name="L4">
      <style:paragraph-properties fo:margin-top="0cm" fo:margin-bottom="0cm" loext:contextual-spacing="false" fo:line-height="114%" fo:background-color="transparent" style:writing-mode="lr-tb">
        <style:background-image/>
      </style:paragraph-properties>
      <style:text-properties fo:font-variant="normal" fo:text-transform="none" fo:color="#ff0000" style:text-line-through-style="none" style:text-line-through-type="none" style:font-name="Arial" fo:font-size="11.25pt" fo:font-style="normal" style:text-underline-style="none" fo:font-weight="normal" style:text-blinking="false" fo:background-color="transparent"/>
    </style:style>
    <style:style style:name="P16" style:family="paragraph" style:parent-style-name="Text_20_body" style:list-style-name="L12">
      <style:paragraph-properties fo:margin-top="0cm" fo:margin-bottom="0cm" loext:contextual-spacing="false" fo:line-height="114%" fo:background-color="transparent" style:writing-mode="lr-tb">
        <style:background-image/>
      </style:paragraph-properties>
      <style:text-properties fo:font-variant="normal" fo:text-transform="none" fo:color="#ff0000" style:text-line-through-style="none" style:text-line-through-type="none" style:font-name="Arial" fo:font-size="11.25pt" fo:font-style="normal" style:text-underline-style="none" fo:font-weight="normal" style:text-blinking="false" fo:background-color="transparent"/>
    </style:style>
    <style:style style:name="P17" style:family="paragraph" style:parent-style-name="Text_20_body" style:list-style-name="L13">
      <style:paragraph-properties fo:margin-top="0cm" fo:margin-bottom="0cm" loext:contextual-spacing="false" fo:line-height="114%" fo:background-color="transparent" style:writing-mode="lr-tb">
        <style:background-image/>
      </style:paragraph-properties>
      <style:text-properties fo:font-variant="normal" fo:text-transform="none" fo:color="#ff0000" style:text-line-through-style="none" style:text-line-through-type="none" style:font-name="Arial" fo:font-size="11.25pt" fo:font-style="normal" style:text-underline-style="none" fo:font-weight="normal" style:text-blinking="false" fo:background-color="transparent"/>
    </style:style>
    <style:style style:name="P18" style:family="paragraph" style:parent-style-name="Text_20_body" style:list-style-name="L11">
      <style:paragraph-properties fo:margin-top="0cm" fo:margin-bottom="0cm" loext:contextual-spacing="false" fo:line-height="114%" fo:background-color="transparent" style:writing-mode="lr-tb">
        <style:background-image/>
      </style:paragraph-properties>
      <style:text-properties fo:font-variant="normal" fo:text-transform="none" fo:color="#3d85c6" style:text-line-through-style="none" style:text-line-through-type="none" style:font-name="Arial" fo:font-size="11.25pt" fo:font-style="normal" style:text-underline-style="none" fo:font-weight="normal" style:text-blinking="false" fo:background-color="transparent"/>
    </style:style>
    <style:style style:name="P19" style:family="paragraph" style:parent-style-name="Text_20_body" style:list-style-name="L13">
      <style:paragraph-properties fo:margin-top="0cm" fo:margin-bottom="0cm" loext:contextual-spacing="false" fo:line-height="114%" fo:background-color="transparent" style:writing-mode="lr-tb">
        <style:background-image/>
      </style:paragraph-properties>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style>
    <style:style style:name="P20" style:family="paragraph" style:parent-style-name="Text_20_body">
      <style:paragraph-properties fo:margin-top="0cm" fo:margin-bottom="0cm" loext:contextual-spacing="false" fo:line-height="114%" fo:break-before="page" style:writing-mode="lr-tb"/>
      <style:text-properties fo:font-variant="normal" fo:text-transform="none" fo:color="#000000" style:text-line-through-style="none" style:text-line-through-type="none" style:font-name="Arial" fo:font-size="11.25pt" fo:font-style="normal" style:text-underline-style="none" fo:font-weight="bold" style:text-blinking="false" fo:background-color="transparent"/>
    </style:style>
    <style:style style:name="P21" style:family="paragraph" style:parent-style-name="Text_20_body">
      <style:paragraph-properties fo:margin-top="0cm" fo:margin-bottom="0cm" loext:contextual-spacing="false" fo:line-height="114%" fo:break-before="page" style:writing-mode="lr-tb"/>
      <style:text-properties fo:font-variant="normal" fo:text-transform="none" fo:color="#ff0000" style:text-line-through-style="none" style:text-line-through-type="none" style:font-name="Arial" fo:font-size="11.25pt" fo:font-style="normal" style:text-underline-style="none" fo:font-weight="bold" style:text-blinking="false" fo:background-color="transparent"/>
    </style:style>
    <style:style style:name="P22" style:family="paragraph" style:parent-style-name="Text_20_body">
      <style:paragraph-properties fo:margin-left="2.54cm" fo:margin-right="0cm" fo:margin-top="0cm" fo:margin-bottom="0cm" loext:contextual-spacing="false" fo:line-height="114%" fo:text-indent="-1.27cm" style:auto-text-indent="false" style:writing-mode="lr-tb"/>
    </style:style>
    <style:style style:name="P23" style:family="paragraph" style:parent-style-name="Text_20_body" style:list-style-name="L6">
      <style:paragraph-properties fo:margin-left="0cm" fo:margin-right="0cm" fo:margin-top="0cm" fo:margin-bottom="0cm" loext:contextual-spacing="false" fo:line-height="114%" fo:text-indent="0cm" style:auto-text-indent="false" fo:background-color="transparent" style:writing-mode="lr-tb">
        <style:background-image/>
      </style:paragraph-properties>
      <style:text-properties fo:font-variant="normal" fo:text-transform="none" fo:color="#000000" style:text-line-through-style="none" style:text-line-through-type="none" style:font-name="Arial" fo:font-size="11.25pt" fo:font-style="normal" style:text-underline-style="none" fo:font-weight="normal" style:text-blinking="false"/>
    </style:style>
    <style:style style:name="P24" style:family="paragraph" style:parent-style-name="Text_20_body" style:list-style-name="L10">
      <style:paragraph-properties fo:margin-left="0cm" fo:margin-right="0cm" fo:margin-top="0cm" fo:margin-bottom="0cm" loext:contextual-spacing="false" fo:line-height="114%" fo:text-indent="0cm" style:auto-text-indent="false" fo:background-color="transparent" style:writing-mode="lr-tb">
        <style:background-image/>
      </style:paragraph-properties>
      <style:text-properties fo:font-variant="normal" fo:text-transform="none" fo:color="#000000" style:text-line-through-style="none" style:text-line-through-type="none" style:font-name="Arial" fo:font-size="11.25pt" fo:font-style="normal" style:text-underline-style="none" fo:font-weight="normal" style:text-blinking="false"/>
    </style:style>
    <style:style style:name="P25" style:family="paragraph" style:parent-style-name="Text_20_body" style:list-style-name="L3">
      <style:paragraph-properties fo:margin-left="0cm" fo:margin-right="0cm" fo:margin-top="0cm" fo:margin-bottom="0cm" loext:contextual-spacing="false" fo:line-height="114%" fo:text-indent="0cm" style:auto-text-indent="false" fo:background-color="transparent" style:writing-mode="lr-tb">
        <style:background-image/>
      </style:paragraph-properties>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style>
    <style:style style:name="P26" style:family="paragraph" style:parent-style-name="Text_20_body" style:list-style-name="L4">
      <style:paragraph-properties fo:margin-left="0cm" fo:margin-right="0cm" fo:margin-top="0cm" fo:margin-bottom="0cm" loext:contextual-spacing="false" fo:line-height="114%" fo:text-indent="0cm" style:auto-text-indent="false" fo:background-color="transparent" style:writing-mode="lr-tb">
        <style:background-image/>
      </style:paragraph-properties>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style>
    <style:style style:name="P27" style:family="paragraph" style:parent-style-name="Text_20_body" style:list-style-name="L5">
      <style:paragraph-properties fo:margin-left="0cm" fo:margin-right="0cm" fo:margin-top="0cm" fo:margin-bottom="0cm" loext:contextual-spacing="false" fo:line-height="114%" fo:text-indent="0cm" style:auto-text-indent="false" fo:background-color="transparent" style:writing-mode="lr-tb">
        <style:background-image/>
      </style:paragraph-properties>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style>
    <style:style style:name="P28" style:family="paragraph" style:parent-style-name="Text_20_body" style:list-style-name="L7">
      <style:paragraph-properties fo:margin-left="0cm" fo:margin-right="0cm" fo:margin-top="0cm" fo:margin-bottom="0cm" loext:contextual-spacing="false" fo:line-height="114%" fo:text-indent="0cm" style:auto-text-indent="false" fo:background-color="transparent" style:writing-mode="lr-tb">
        <style:background-image/>
      </style:paragraph-properties>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style>
    <style:style style:name="P29" style:family="paragraph" style:parent-style-name="Text_20_body" style:list-style-name="L8">
      <style:paragraph-properties fo:margin-left="0cm" fo:margin-right="0cm" fo:margin-top="0cm" fo:margin-bottom="0cm" loext:contextual-spacing="false" fo:line-height="114%" fo:text-indent="0cm" style:auto-text-indent="false" fo:background-color="transparent" style:writing-mode="lr-tb">
        <style:background-image/>
      </style:paragraph-properties>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style>
    <style:style style:name="P30" style:family="paragraph" style:parent-style-name="Text_20_body" style:list-style-name="L9">
      <style:paragraph-properties fo:margin-left="0cm" fo:margin-right="0cm" fo:margin-top="0cm" fo:margin-bottom="0cm" loext:contextual-spacing="false" fo:line-height="114%" fo:text-indent="0cm" style:auto-text-indent="false" fo:background-color="transparent" style:writing-mode="lr-tb">
        <style:background-image/>
      </style:paragraph-properties>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style>
    <style:style style:name="P31" style:family="paragraph" style:parent-style-name="Text_20_body" style:list-style-name="L10">
      <style:paragraph-properties fo:margin-left="0cm" fo:margin-right="0cm" fo:margin-top="0cm" fo:margin-bottom="0cm" loext:contextual-spacing="false" fo:line-height="114%" fo:text-indent="0cm" style:auto-text-indent="false" fo:background-color="transparent" style:writing-mode="lr-tb">
        <style:background-image/>
      </style:paragraph-properties>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style>
    <style:style style:name="P32" style:family="paragraph" style:parent-style-name="Text_20_body" style:list-style-name="L1">
      <style:paragraph-properties fo:margin-left="0cm" fo:margin-right="0cm" fo:margin-top="0cm" fo:margin-bottom="0cm" loext:contextual-spacing="false" fo:line-height="114%" fo:text-indent="0cm" style:auto-text-indent="false" fo:background-color="transparent" style:writing-mode="lr-tb">
        <style:background-image/>
      </style:paragraph-properties>
      <style:text-properties fo:font-variant="normal" fo:text-transform="none" fo:color="#ff3300" style:text-line-through-style="none" style:text-line-through-type="none" style:font-name="Arial" fo:font-size="11.25pt" fo:font-style="normal" style:text-underline-style="none" fo:font-weight="normal" style:text-blinking="false"/>
    </style:style>
    <style:style style:name="P33" style:family="paragraph" style:parent-style-name="Text_20_body" style:list-style-name="L2">
      <style:paragraph-properties fo:margin-left="0cm" fo:margin-right="0cm" fo:margin-top="0cm" fo:margin-bottom="0cm" loext:contextual-spacing="false" fo:line-height="114%" fo:text-indent="0cm" style:auto-text-indent="false" fo:background-color="transparent" style:writing-mode="lr-tb">
        <style:background-image/>
      </style:paragraph-properties>
      <style:text-properties fo:font-variant="normal" fo:text-transform="none" fo:color="#ff3300" style:text-line-through-style="none" style:text-line-through-type="none" style:font-name="Arial" fo:font-size="11.25pt" fo:font-style="normal" style:text-underline-style="none" fo:font-weight="normal" style:text-blinking="false" fo:background-color="transparent"/>
    </style:style>
    <style:style style:name="P34" style:family="paragraph" style:parent-style-name="Text_20_body">
      <style:paragraph-properties fo:margin-left="1.27cm" fo:margin-right="0cm" fo:margin-top="0cm" fo:margin-bottom="0cm" loext:contextual-spacing="false" fo:line-height="114%" fo:text-indent="0cm" style:auto-text-indent="false" style:writing-mode="lr-tb"/>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style>
    <style:style style:name="P35" style:family="paragraph" style:parent-style-name="Table_20_Contents">
      <style:paragraph-properties fo:margin-top="0cm" fo:margin-bottom="0cm" loext:contextual-spacing="false" fo:line-height="100%" style:writing-mode="lr-tb"/>
      <style:text-properties fo:font-variant="normal" fo:text-transform="none" fo:color="#000000" style:text-line-through-style="none" style:text-line-through-type="none" style:font-name="Arial" fo:font-size="11.25pt" fo:font-style="normal" style:text-underline-style="none" fo:font-weight="bold" style:text-blinking="false" fo:background-color="transparent"/>
    </style:style>
    <style:style style:name="P36" style:family="paragraph" style:parent-style-name="Table_20_Contents">
      <style:paragraph-properties fo:margin-top="0cm" fo:margin-bottom="0cm" loext:contextual-spacing="false" fo:line-height="100%" fo:text-align="center" style:justify-single-word="false" style:writing-mode="lr-tb"/>
      <style:text-properties fo:font-variant="normal" fo:text-transform="none" fo:color="#000000" style:text-line-through-style="none" style:text-line-through-type="none" style:font-name="Arial" fo:font-size="11.25pt" fo:font-style="normal" style:text-underline-style="none" fo:font-weight="bold" style:text-blinking="false" fo:background-color="transparent"/>
    </style:style>
    <style:style style:name="P37" style:family="paragraph" style:parent-style-name="Table_20_Contents">
      <style:paragraph-properties fo:margin-top="0cm" fo:margin-bottom="0cm" loext:contextual-spacing="false" fo:line-height="100%" style:writing-mode="lr-tb"/>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style>
    <style:style style:name="T1" style:family="text">
      <style:text-properties fo:font-variant="normal" fo:text-transform="none" fo:color="#000000" style:text-line-through-style="none" style:text-line-through-type="none" style:font-name="Arial" fo:font-size="11.25pt" fo:font-style="normal" style:text-underline-style="none" fo:font-weight="bold"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25pt" fo:font-style="italic"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5" style:family="text">
      <style:text-properties fo:font-variant="normal" fo:text-transform="none" fo:color="#1155cc" style:text-line-through-style="none" style:text-line-through-type="none" style:font-name="Arial" fo:font-size="11.25pt" fo:font-style="normal" style:text-underline-style="solid" style:text-underline-width="auto" style:text-underline-color="font-color" fo:font-weight="bold" style:text-blinking="false" fo:background-color="transparent" loext:char-shading-value="0"/>
    </style:style>
    <style:style style:name="T6" style:family="text">
      <style:text-properties fo:font-variant="normal" fo:text-transform="none" fo:color="#1155cc" style:text-line-through-style="none" style:text-line-through-type="none" style:font-name="Arial" fo:font-size="11.25pt" fo:font-style="normal" style:text-underline-style="solid" style:text-underline-width="auto" style:text-underline-color="font-color" fo:font-weight="normal" style:text-blinking="false" fo:background-color="transparent" loext:char-shading-value="0"/>
    </style:style>
    <style:style style:name="T7" style:family="text">
      <style:text-properties fo:font-variant="normal" fo:text-transform="none" fo:color="#ff0000" style:text-line-through-style="none" style:text-line-through-type="none" style:font-name="Arial" fo:font-size="11.25pt" fo:font-style="normal" style:text-underline-style="none" fo:font-weight="normal" style:text-blinking="false" fo:background-color="transparent" loext:char-shading-value="0"/>
    </style:style>
    <style:style style:name="T8" style:family="text">
      <style:text-properties fo:background-color="transparent" loext:char-shading-value="0"/>
    </style:style>
    <style:style style:name="T9" style:family="text">
      <style:text-properties officeooo:rsid="000e3d18" fo:background-color="transparent" loext:char-shading-value="0"/>
    </style:style>
    <style:style style:name="T10" style:family="text">
      <style:text-properties officeooo:rsid="000fb980" fo:background-color="transparent" loext:char-shading-value="0"/>
    </style:style>
    <style:style style:name="T11" style:family="text">
      <style:text-properties fo:color="#ff0000" fo:background-color="transparent" loext:char-shading-value="0"/>
    </style:style>
    <style:style style:name="T12" style:family="text">
      <style:text-properties style:use-window-font-color="true" fo:background-color="transparent" loext:char-shading-value="0"/>
    </style:style>
    <style:style style:name="T13" style:family="text">
      <style:text-properties style:use-window-font-color="true" officeooo:rsid="000e3d18" fo:background-color="transparent" loext:char-shading-value="0"/>
    </style:style>
    <style:style style:name="T14" style:family="text">
      <style:text-properties style:use-window-font-color="true" officeooo:rsid="000fb980" fo:background-color="transparent" loext:char-shading-value="0"/>
    </style:style>
    <style:style style:name="T15" style:family="text">
      <style:text-properties fo:color="#990099" fo:background-color="transparent" loext:char-shading-value="0"/>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docs-internal-guid-7a4ce8f7-3c05-c9d4-f5eb-566e21e011eb"/>PROJECT PROPOSAL</text:p>
      <text:p text:style-name="P9"><text:span text:style-name="T1">Prepared by:</text:span><text:span text:style-name="T4"> </text:span><text:span text:style-name="T2">George Alexander Barnhardt, Geena Kim, Josephine Liang, Kyle Derby MacInnis</text:span></text:p>
      <text:p text:style-name="P9"><text:span text:style-name="T1">Date</text:span><text:span text:style-name="T2">: October 19, 2014</text:span></text:p>
      <text:p text:style-name="P9"><text:span text:style-name="T1">Subject:</text:span><text:span text:style-name="T4"> </text:span><text:span text:style-name="T2">Website Usability Proposal - The Autism Aspergers Friendship Society of Calgary</text:span></text:p>
      <text:p text:style-name="P9"><text:a xlink:type="simple" xlink:href="http://www.aafscalgary.com/" text:style-name="Internet_20_link" text:visited-style-name="Visited_20_Internet_20_Link"><text:span text:style-name="T5">http://www.aafscalgary.com/</text:span></text:a></text:p>
      <text:p text:style-name="Text_20_body"/>
      <text:p text:style-name="P5">Everything in this blue color is summarized from the Project Proposal Assignment doc on D2L</text:p>
      <text:p text:style-name="P5">MAX 7 PAGES ASSIGNMENT (excluding appendices)</text:p>
      <text:p text:style-name="P3">------------------------------------------------------------------------------------------------------</text:p>
      <text:p text:style-name="P3">Note to Group from Kyle: My phone # is 587-216-9432</text:p>
      <text:p text:style-name="P6">Any new notes are in red throughout the document but just give it a complete read through anyways.</text:p>
      <text:p text:style-name="P6">Geena and Josie have just done a quick run through the AAFS website, pulled out things that need work, found some sources that have relevant information, and quickly summed up things… Obviously it’s not done so just give it a look and please feel free to add/reword/make smart anything you see fit because bye.</text:p>
      <text:p text:style-name="P3">------------------------------------------------------------------------------------------------------</text:p>
      <text:p text:style-name="Text_20_body"/>
      <text:p text:style-name="P3">Introduction/Background</text:p>
      <text:p text:style-name="Text_20_body"/>
      <text:p text:style-name="P8">This is a response to the request for a proposal sent by the Autism Aspergers Friendship Society of Calgary. This proposal is composed of an outline of the group’s background, criteria for evaluating the website, as well as research methods and a task schedule.</text:p>
      <text:p text:style-name="P1"/>
      <text:p text:style-name="P8">The Autism Aspergers Friendship Society (AAFS) of Calgary is a non-profit charity that provides respite care in a recreational environment for all individuals on the Autism spectrum. Since 2004, the AAFS has worked to facilitate recreational programs and activities to help develop social, life, and communication skills by providing their members with the opportunity to practice these skills in a safe community. </text:p>
      <text:p text:style-name="P1"/>
      <text:p text:style-name="P8">This proposal is for the improvement of the usability of the AAFS Calgary website. We hope to improve the websites professionality and navigation so that it is easy to follow. With these improvements, we aim to make the navigation and information of the website clear and easy to follow for everyone. As it is a website for autism and aspergers we want to ensure that the website also caters to those with special needs.</text:p>
      <text:p text:style-name="Text_20_body"/>
      <text:p text:style-name="P3">Usability Criteria </text:p>
      <text:p text:style-name="Text_20_body"><text:soft-page-break/></text:p>
      <text:p text:style-name="P22"><text:span text:style-name="T1">i. Design</text:span></text:p>
      <text:list xml:id="list1380796901319778055" text:style-name="L1">
        <text:list-item>
          <text:p text:style-name="P32"><text:span text:style-name="T13">Having a strong design is one of the most important factors influencing the effectiveness of a website. By incorporating an intuitive design, a website becomes more inviting and allows for newcomers to quickly digest the information being presented. </text:span><text:span text:style-name="T14">The main f</text:span><text:span text:style-name="T13">oc</text:span><text:span text:style-name="T14">i should be </text:span><text:span text:style-name="T13">on </text:span><text:span text:style-name="T14">clarity, </text:span><text:span text:style-name="T13">consistency and </text:span><text:span text:style-name="T14">appropriate graphics.</text:span><text:span text:style-name="T9"> </text:span><text:span text:style-name="T8">As the header is likely to be the first thing to draw attention on a website, it is important that it is exploited to its full potential (Idler, 2012). The header that the AAFS Calgary website uses could be improved as it appears unprofessional and cluttered. </text:span><text:span text:style-name="T15">The first things noted in the header are the two images. Of the two, the cartoon image would be more effective to use as the characters would not obstruct text if put alongside a title. Although the cartoon image is more effective in not creating background noise, it could be seen as ineffective/unprofessional/(???) still. The second thing noted in the header is the repeated text, “The Autism Aspergers Friendship Society of Calgary” is stated twice in small, drop shadowed text. The legibility of the text can use improvement with increased font size as well as contrast between the title and the background.  Minimalistic headers using a single visual element and big letters as they can help websites draw immediate attention (Idler, 2012). Placing the title centered in the header with a relevant accompanied photo would be much more effective. While minimalistic headers are easy to read, artistic and remarkably designed headers can also draw attention. Creative and artistically illustrated website headers can help convey a high degree of professionalism (Idler, 2012). The website could benefit from the use of one effectively executed banner image instead of using two poorly sized images with text thrown on top.</text:span><text:span text:style-name="T8"> Investing in a new banner design</text:span><text:span text:style-name="T12"> </text:span><text:span text:style-name="T14">for the header </text:span><text:span text:style-name="T8">would be important as it is the first thing a viewers eyes are drawn to.</text:span></text:p>
          <text:list>
            <text:list-item>
              <text:p text:style-name="P10"><text:a xlink:type="simple" xlink:href="http://blog.usabilla.com/how-to-design-a-more-effective-website-header/" text:style-name="Internet_20_link" text:visited-style-name="Visited_20_Internet_20_Link"><text:span text:style-name="T6">http://blog.usabilla.com/how-to-design-a-more-effective-website-header/</text:span></text:a></text:p>
            </text:list-item>
          </text:list>
        </text:list-item>
      </text:list>
      <text:p text:style-name="Text_20_body"/>
      <text:list xml:id="list5271584498750062492" text:style-name="L2">
        <text:list-item>
          <text:p text:style-name="P33">Graphics for their social media platforms are helpful however, using better quality images such as .png files would be more professional if they remove the white/black borders surrounding them. Interactive elements can help make websites feel more personal so including the social media links at the header is something we would not recommend removing.</text:p>
          <text:list>
            <text:list-item>
              <text:p text:style-name="P11"><text:a xlink:type="simple" xlink:href="http://www.webpagemistakes.ca/usability-consistent-design/" text:style-name="Internet_20_link" text:visited-style-name="Visited_20_Internet_20_Link"><text:span text:style-name="T6">http://www.webpagemistakes.ca/usability-consistent-design/</text:span></text:a><text:span text:style-name="T2"> </text:span><text:span text:style-name="T7">go down to “graphics” and uh cite why it’s important, and yeah. just talk about why its good they linked social media but that it would work better if it was consistent in graphics (that transparent background of the button tho)</text:span></text:p>
            </text:list-item>
            <text:list-item>
              <text:p text:style-name="P11"><text:a xlink:type="simple" xlink:href="http://www.webpagemistakes.ca/linking-out/" text:style-name="Internet_20_link" text:visited-style-name="Visited_20_Internet_20_Link"><text:span text:style-name="T6">http://www.webpagemistakes.ca/linking-out/</text:span></text:a><text:span text:style-name="T2"> </text:span><text:span text:style-name="T7">good link to elaborate on why linking out is good, perhaps say also good if they throw the social media linking out into the “contact us” tab on the webpage</text:span></text:p>
            </text:list-item>
          </text:list>
        </text:list-item>
      </text:list>
      <text:p text:style-name="Text_20_body"/>
      <text:list xml:id="list177076899933479575" text:style-name="L3">
        <text:list-item>
          <text:p text:style-name="P25">Consistency in graphics adds to the professionalism and usability of a website. (Webpage <text:soft-page-break/>Mistakes, 2013).  On the homepage, the use of green and white text for headings is consistent, however “What We Believe” does not show transparent background like the others do. The same font is used for the main heading “Welcome to AAFS!” as well as the subheadings “Our Mission is Friendship” and etc. Although the fonts are the same, consistency in the text color, (red/green) is important.</text:p>
          <text:list>
            <text:list-item>
              <text:p text:style-name="P12"><text:a xlink:type="simple" xlink:href="http://www.webpagemistakes.ca/usability-consistent-design/" text:style-name="Internet_20_link" text:visited-style-name="Visited_20_Internet_20_Link"><text:span text:style-name="T6">http://www.webpagemistakes.ca/usability-consistent-design/</text:span></text:a><text:span text:style-name="T2"> </text:span><text:span text:style-name="T7">go to “font” or “graphics”</text:span></text:p>
            </text:list-item>
          </text:list>
        </text:list-item>
      </text:list>
      <text:p text:style-name="Text_20_body"/>
      <text:list xml:id="list5216425389195295154" text:style-name="L4">
        <text:list-item>
          <text:p text:style-name="P26">The information under the headers “What We Believe” “AAFS Philosophy” and “Our Vision” would be more effectively formatted in horizontal paragraphs rather than in vertical columns. this is because it would make it easier to read and easier for the eyes to follow. However, from my understanding this is done so because of AAFS’s CARE acronym is listed out this way… perhaps using a graphic image would work better or just horizontally doing it would be fine.</text:p>
          <text:list>
            <text:list-item>
              <text:p text:style-name="P15">perhaps cite textbook’s effective headings, pg. 55.</text:p>
            </text:list-item>
            <text:list-item>
              <text:p text:style-name="P15">maybe find a website that says why horizontal text is more logical than vertical because really, it should be common sense =_=</text:p>
            </text:list-item>
          </text:list>
        </text:list-item>
      </text:list>
      <text:p text:style-name="Text_20_body"/>
      <text:list xml:id="list7982223610072718165" text:style-name="L5">
        <text:list-item>
          <text:p text:style-name="P27">Giving sufficient spacing between blocks of text would also increase legibility for the readers. (Gube, 2011). According to the study, “Reading Online Text: A Comparison of Four White Space Layout”, taking advantage of and maneuvering margins in a passage of text affects the reading comprehension and speed of the user. (Baker, R. J.,  Brady, L., Chaparro, B., Hull, S., Shaikh, D. A. (2008)).</text:p>
        </text:list-item>
      </text:list>
      <text:p text:style-name="Text_20_body"/>
      <text:list xml:id="list8055984670845682685" text:style-name="L6">
        <text:list-item>
          <text:p text:style-name="P23"><text:span text:style-name="T8">The use of staff member images is </text:span><text:span text:style-name="T11">cute</text:span><text:span text:style-name="T8"> and quirky however, it displaces the information of the page ineffectively. would be best to have the members name and position first, then perhaps the image, with the information following. for Dean; good that there is credentials in bullet form, could be done better, use of comma after 2011, recipient is not capitalized…. format could be fixed. legit. could use sub heads, click downs, another link through, something. although it is important to list all the staff, there are 21 Social Recreational Companions and that could be more conveniently formatted - give them their own tab page. </text:span></text:p>
          <text:list>
            <text:list-item>
              <text:p text:style-name="P13"><text:a xlink:type="simple" xlink:href="http://www.webpagemistakes.ca/usability-consistent-design/" text:style-name="Internet_20_link" text:visited-style-name="Visited_20_Internet_20_Link"><text:span text:style-name="T6">http://www.webpagemistakes.ca/usability-consistent-design/</text:span></text:a><text:span text:style-name="T2"> </text:span><text:span text:style-name="T7">“site content graphics” gives some information about having equal sized images, etc. </text:span></text:p>
            </text:list-item>
          </text:list>
        </text:list-item>
      </text:list>
      <text:p text:style-name="Text_20_body"/>
      <text:p text:style-name="P22"><text:span text:style-name="T1">ii.</text:span><text:span text:style-name="T4">              </text:span><text:span text:style-name="T1">Identity</text:span></text:p>
      <text:list xml:id="list7727917035204735548" text:style-name="L7">
        <text:list-item>
          <text:p text:style-name="P28">The identity of the group, including it’s staff and members, could be clarified. Introducing the history of the AAFS, as well as additional information regarding the website, would be more effective if it placed on a separate page. By including these two on the homepage, it draws attention away from the events posted on the homepage. Creating a separate “about” page would be effective as the readers would focus solely onto it. </text:p>
        </text:list-item>
        <text:list-item>
          <text:p text:style-name="P28">Contact information under the “contact us” tab is convenient as it is located in the navigator <text:soft-page-break/>bar, however instead of only having a drop down to the blog, it should also include their contact information or a contact page. </text:p>
        </text:list-item>
      </text:list>
      <text:p text:style-name="P34">E.g. the FAQ page has “please contract us” and a click through to aafscalgary.com/contact whereas the contact us does not. </text:p>
      <text:list xml:id="list6390930343603498097" text:style-name="L8">
        <text:list-item>
          <text:p text:style-name="P29">A link to their blog should be included with their other social media platforms to keep consistency. (Miller, 2014). Perhaps move the blog to a different website such as blogger, tumblr, wordpress</text:p>
        </text:list-item>
        <text:list-item>
          <text:p text:style-name="P29">The history of the AAFS, could be more concise as “shorter articles enhance readability”. (Gube, 2011).</text:p>
        </text:list-item>
      </text:list>
      <text:p text:style-name="Text_20_body"><text:line-break/></text:p>
      <text:p text:style-name="P22"><text:span text:style-name="T1">iii.</text:span><text:span text:style-name="T4">             </text:span><text:span text:style-name="T1">Accessibility</text:span></text:p>
      <text:list xml:id="list915003567537589830" text:style-name="L9">
        <text:list-item>
          <text:p text:style-name="P30">Links aid users move around on the website. It is important that links are easy to find and are easily accessible. Unclicked links should be underlined and bolded to make them prominent. It is also important to note that linked text should be descriptive to optimize user friendliness and accessibility. (Webpage Mistakes, 2013)</text:p>
        </text:list-item>
        <text:list-item>
          <text:p text:style-name="P30">Links could be renamed to Affiliated Links, more specific that way. Organization of links is mediocre because of the assortment of image links and text links it’s probably as good as its gonna get but.. if anyone has ideas on reorganization for this page… mention it. </text:p>
          <text:list>
            <text:list-item>
              <text:p text:style-name="P14"><text:a xlink:type="simple" xlink:href="http://www.webpagemistakes.ca/linking-out/" text:style-name="Internet_20_link" text:visited-style-name="Visited_20_Internet_20_Link"><text:span text:style-name="T6">http://www.webpagemistakes.ca/linking-out/</text:span></text:a><text:span text:style-name="T2"> </text:span><text:span text:style-name="T7">look at this for ^</text:span></text:p>
            </text:list-item>
          </text:list>
        </text:list-item>
      </text:list>
      <text:p text:style-name="Text_20_body"/>
      <text:p text:style-name="P22"><text:span text:style-name="T1">iv.</text:span><text:span text:style-name="T4">             </text:span><text:span text:style-name="T1">Navigation</text:span></text:p>
      <text:list xml:id="list5224634294749133776" text:style-name="L10">
        <text:list-item>
          <text:p text:style-name="P31">It would be effective to reduce or limit the amount on the navigation bar as it makes each section more prominent. Less is more because too many navigation buttons may leave users with too many choices (Miller, 2014).  It is important to be as descriptive as possible, but effective to stick to basic titles. Basic titles help users quickly navigate to the information they want to retrieve (Conlin, 2014).</text:p>
        </text:list-item>
        <text:list-item>
          <text:p text:style-name="P24"><text:span text:style-name="T8">The use of footer as a bottom navigation section where it lists each page as a hyperlink would be more organized and easier to access for those who have difficulty utilizing the top navigation bar (Kudrez and Lemon, 2014). </text:span><text:span text:style-name="T11">(Need to reference this youtube video)</text:span></text:p>
        </text:list-item>
        <text:list-item>
          <text:p text:style-name="P31">Because the website is fairly content heavy, it may be effective to input a search bar to help users who need to quickly find information (Conlin, 2014).</text:p>
        </text:list-item>
      </text:list>
      <text:p text:style-name="Text_20_body"/>
      <text:p text:style-name="P3">Research Methods</text:p>
      <text:p text:style-name="Text_20_body"/>
      <text:p text:style-name="P4">Data Collection:</text:p>
      <text:p text:style-name="P9"><text:span text:style-name="T2">Through the use of an online survey website, SurveyMonkey, data regarding the usability of the AAFS website will be collected. The survey will be voluntary and conducted anonymously to ensure ethical requirements are met. </text:span><text:span text:style-name="T7">Need to finish this.</text:span></text:p>
      <text:list xml:id="list6505756071587987123" text:style-name="L11">
        <text:list-item>
          <text:p text:style-name="P18">outline in detail steps we will take in order to conduct primary and secondary research.</text:p>
        </text:list-item>
        <text:list-item>
          <text:p text:style-name="P18"><text:soft-page-break/>indicate sources/secondary research we relied/will rely on.</text:p>
        </text:list-item>
        <text:list-item>
          <text:p text:style-name="P18">if we will be doing a usability survey, we need to indicate;</text:p>
          <text:list>
            <text:list-item>
              <text:p text:style-name="P18">to whom we will will be surveying (fellow COMS students, friends??) </text:p>
            </text:list-item>
            <text:list-item>
              <text:p text:style-name="P18">how we will distribute our survey (email, social media?)</text:p>
            </text:list-item>
          </text:list>
        </text:list-item>
      </text:list>
      <text:p text:style-name="Text_20_body"/>
      <text:p text:style-name="P3">Ethics</text:p>
      <text:p text:style-name="Text_20_body"/>
      <text:p text:style-name="P4">In order to protect the identity of the participants and maintain the integrity of the collected data, it is essential to comply with the University of Calgary’s code of ethics and guidelines. Confidentiality will be ensured. Personal information will not be requested to ensure anonymity and voluntary participation. The survey will be conducted through a secure online survey service, SurveyMonkey. An introduction and description of our research and reasoning for data collection will be included at the beginning of the survey (see Appendix) to help participants familiarize themselves with the subject matter prior to the survey to maximize reliability.</text:p>
      <text:p text:style-name="Text_20_body"/>
      <text:p text:style-name="P3">Task Schedule</text:p>
      <text:p text:style-name="Text_20_body"/>
      <text:p text:style-name="P7">Feel free to add/edit/delete</text:p>
      <table:table table:name="Table1" table:style-name="Table1">
        <table:table-column table:style-name="Table1.A"/>
        <table:table-column table:style-name="Table1.B" table:number-columns-repeated="2"/>
        <table:table-column table:style-name="Table1.D"/>
        <table:table-row>
          <table:table-cell table:style-name="Table1.A1" office:value-type="string">
            <text:p text:style-name="P36">Task</text:p>
          </table:table-cell>
          <table:table-cell table:style-name="Table1.A1" office:value-type="string">
            <text:p text:style-name="P36">Start Date</text:p>
          </table:table-cell>
          <table:table-cell table:style-name="Table1.A1" office:value-type="string">
            <text:p text:style-name="P36">Estimated Completion Date</text:p>
          </table:table-cell>
          <table:table-cell table:style-name="Table1.A1" office:value-type="string">
            <text:p text:style-name="P36">Task Performed By</text:p>
          </table:table-cell>
        </table:table-row>
        <table:table-row>
          <table:table-cell table:style-name="Table1.A1" office:value-type="string">
            <text:p text:style-name="P35">Finalize survey questions</text:p>
          </table:table-cell>
          <table:table-cell table:style-name="Table1.A1" office:value-type="string">
            <text:p text:style-name="P37">October 20, 2014</text:p>
          </table:table-cell>
          <table:table-cell table:style-name="Table1.A1" office:value-type="string">
            <text:p text:style-name="P37">October 21, 2014</text:p>
          </table:table-cell>
          <table:table-cell table:style-name="Table1.A1" office:value-type="string">
            <text:p text:style-name="Table_20_Contents"/>
          </table:table-cell>
        </table:table-row>
        <table:table-row>
          <table:table-cell table:style-name="Table1.A1" office:value-type="string">
            <text:p text:style-name="P35">Collect ethics documents</text:p>
          </table:table-cell>
          <table:table-cell table:style-name="Table1.A1" office:value-type="string">
            <text:p text:style-name="P37">October 22, 2014</text:p>
          </table:table-cell>
          <table:table-cell table:style-name="Table1.A1" office:value-type="string">
            <text:p text:style-name="P37">October 23, 2014</text:p>
          </table:table-cell>
          <table:table-cell table:style-name="Table1.A1" office:value-type="string">
            <text:p text:style-name="Table_20_Contents"/>
          </table:table-cell>
        </table:table-row>
        <table:table-row>
          <table:table-cell table:style-name="Table1.A1" office:value-type="string">
            <text:p text:style-name="P35">Send out survey invitations</text:p>
          </table:table-cell>
          <table:table-cell table:style-name="Table1.A1" office:value-type="string">
            <text:p text:style-name="P37">October 24, 2014</text:p>
          </table:table-cell>
          <table:table-cell table:style-name="Table1.A1" office:value-type="string">
            <text:p text:style-name="P37">N/A</text:p>
          </table:table-cell>
          <table:table-cell table:style-name="Table1.A1" office:value-type="string">
            <text:p text:style-name="Table_20_Contents"/>
          </table:table-cell>
        </table:table-row>
        <table:table-row>
          <table:table-cell table:style-name="Table1.A1" office:value-type="string">
            <text:p text:style-name="P35">Collect and analyze survey data</text:p>
          </table:table-cell>
          <table:table-cell table:style-name="Table1.A1" office:value-type="string">
            <text:p text:style-name="P37">October 25, 2014</text:p>
          </table:table-cell>
          <table:table-cell table:style-name="Table1.A1" office:value-type="string">
            <text:p text:style-name="P37">October, 28, 2014</text:p>
          </table:table-cell>
          <table:table-cell table:style-name="Table1.A1" office:value-type="string">
            <text:p text:style-name="Table_20_Contents"/>
          </table:table-cell>
        </table:table-row>
        <table:table-row>
          <table:table-cell table:style-name="Table1.A1" office:value-type="string">
            <text:p text:style-name="P35">Draft the first revision of PowerPoint</text:p>
          </table:table-cell>
          <table:table-cell table:style-name="Table1.A1" office:value-type="string">
            <text:p text:style-name="P37">October 29, 2014</text:p>
          </table:table-cell>
          <table:table-cell table:style-name="Table1.A1" office:value-type="string">
            <text:p text:style-name="P37">November 5, 2014</text:p>
          </table:table-cell>
          <table:table-cell table:style-name="Table1.A1" office:value-type="string">
            <text:p text:style-name="Table_20_Contents"/>
          </table:table-cell>
        </table:table-row>
        <table:table-row>
          <table:table-cell table:style-name="Table1.A1" office:value-type="string">
            <text:p text:style-name="P35">Edit the PowerPoint</text:p>
          </table:table-cell>
          <table:table-cell table:style-name="Table1.A1" office:value-type="string">
            <text:p text:style-name="P37">November 6, 2014</text:p>
          </table:table-cell>
          <table:table-cell table:style-name="Table1.A1" office:value-type="string">
            <text:p text:style-name="P37">November 8, 2014</text:p>
          </table:table-cell>
          <table:table-cell table:style-name="Table1.A1" office:value-type="string">
            <text:p text:style-name="Table_20_Contents"/>
          </table:table-cell>
        </table:table-row>
        <table:table-row>
          <table:table-cell table:style-name="Table1.A1" office:value-type="string">
            <text:p text:style-name="P35">Finalize PowerPoint</text:p>
          </table:table-cell>
          <table:table-cell table:style-name="Table1.A1" office:value-type="string">
            <text:p text:style-name="P37">November 9, 2014</text:p>
          </table:table-cell>
          <table:table-cell table:style-name="Table1.A1" office:value-type="string">
            <text:p text:style-name="P37">November 12, 2014</text:p>
          </table:table-cell>
          <table:table-cell table:style-name="Table1.A1" office:value-type="string">
            <text:p text:style-name="Table_20_Contents"/>
          </table:table-cell>
        </table:table-row>
        <table:table-row>
          <table:table-cell table:style-name="Table1.A1" office:value-type="string">
            <text:p text:style-name="P35">Draft the first revision of final report</text:p>
          </table:table-cell>
          <table:table-cell table:style-name="Table1.A1" office:value-type="string">
            <text:p text:style-name="P37">November 13, 2014</text:p>
          </table:table-cell>
          <table:table-cell table:style-name="Table1.A1" office:value-type="string">
            <text:p text:style-name="P37">November 20, 2014</text:p>
          </table:table-cell>
          <table:table-cell table:style-name="Table1.A1" office:value-type="string">
            <text:p text:style-name="Table_20_Contents"/>
          </table:table-cell>
        </table:table-row>
        <text:soft-page-break/>
        <table:table-row>
          <table:table-cell table:style-name="Table1.A1" office:value-type="string">
            <text:p text:style-name="P35">PowerPoint submission</text:p>
          </table:table-cell>
          <table:table-cell table:style-name="Table1.A1" office:value-type="string">
            <text:p text:style-name="P37">November 21, 2014</text:p>
          </table:table-cell>
          <table:table-cell table:style-name="Table1.A1" office:value-type="string">
            <text:p text:style-name="P37">N/A</text:p>
          </table:table-cell>
          <table:table-cell table:style-name="Table1.A1" office:value-type="string">
            <text:p text:style-name="Table_20_Contents"/>
          </table:table-cell>
        </table:table-row>
        <table:table-row>
          <table:table-cell table:style-name="Table1.A1" office:value-type="string">
            <text:p text:style-name="P35">Edit the final report</text:p>
          </table:table-cell>
          <table:table-cell table:style-name="Table1.A1" office:value-type="string">
            <text:p text:style-name="P37">November 21, 2014</text:p>
          </table:table-cell>
          <table:table-cell table:style-name="Table1.A1" office:value-type="string">
            <text:p text:style-name="P37">November 24, 2014</text:p>
          </table:table-cell>
          <table:table-cell table:style-name="Table1.A1" office:value-type="string">
            <text:p text:style-name="Table_20_Contents"/>
          </table:table-cell>
        </table:table-row>
        <table:table-row>
          <table:table-cell table:style-name="Table1.A1" office:value-type="string">
            <text:p text:style-name="P35">Finalize the final report</text:p>
          </table:table-cell>
          <table:table-cell table:style-name="Table1.A1" office:value-type="string">
            <text:p text:style-name="P37">November 25, 2014</text:p>
          </table:table-cell>
          <table:table-cell table:style-name="Table1.A1" office:value-type="string">
            <text:p text:style-name="P37">December 4, 2014</text:p>
          </table:table-cell>
          <table:table-cell table:style-name="Table1.A1" office:value-type="string">
            <text:p text:style-name="Table_20_Contents"/>
          </table:table-cell>
        </table:table-row>
        <table:table-row>
          <table:table-cell table:style-name="Table1.A1" office:value-type="string">
            <text:p text:style-name="P35">Final report submission</text:p>
          </table:table-cell>
          <table:table-cell table:style-name="Table1.A1" office:value-type="string">
            <text:p text:style-name="P37">December 5, 2014</text:p>
          </table:table-cell>
          <table:table-cell table:style-name="Table1.A1" office:value-type="string">
            <text:p text:style-name="P37">N/A</text:p>
          </table:table-cell>
          <table:table-cell table:style-name="Table1.A1" office:value-type="string">
            <text:p text:style-name="Table_20_Contents"/>
          </table:table-cell>
        </table:table-row>
      </table:table>
      <text:p text:style-name="Text_20_body"/>
      <text:p text:style-name="P3">Conclusion</text:p>
      <text:p text:style-name="Text_20_body"/>
      <text:p text:style-name="P9"><text:span text:style-name="T2">A usability test will be performed on the AAFS website. We will conduct a survey to collect information on design, identity, accessibility, navigation, and content. Through testing, we hope to provide recommendations for the AAFS to help improve the usability of their website for it’s current and future users. </text:span><text:span text:style-name="T7">incomplete</text:span></text:p>
      <text:p text:style-name="Text_20_body"/>
      <text:p text:style-name="P20">References</text:p>
      <text:list xml:id="list2006524547500623184" text:style-name="L12">
        <text:list-item>
          <text:p text:style-name="P16">APA</text:p>
        </text:list-item>
      </text:list>
      <text:p text:style-name="Text_20_body"/>
      <text:p text:style-name="P9"><text:span text:style-name="T2">Create effective website headers and footers </text:span><text:a xlink:type="simple" xlink:href="https://www.youtube.com/watch?v=JHvGJpNgWx0" text:style-name="Internet_20_link" text:visited-style-name="Visited_20_Internet_20_Link"><text:span text:style-name="T6">https://www.youtube.com/watch?v=JHvGJpNgWx0</text:span></text:a></text:p>
      <text:p text:style-name="Text_20_body"/>
      <text:p text:style-name="P9"><text:span text:style-name="T2">Web Page Mistakes (2013). Retrieved October 21, 2014 from </text:span><text:a xlink:type="simple" xlink:href="http://www.webpagemistakes.ca/" text:style-name="Internet_20_link" text:visited-style-name="Visited_20_Internet_20_Link"><text:span text:style-name="T6">http://www.webpagemistakes.ca</text:span></text:a></text:p>
      <text:p text:style-name="Text_20_body"/>
      <text:p text:style-name="P9"><text:span text:style-name="T2">Baker, R. J.,  Brady, L., Chaparro, B., Hull, S., Shaikh, D. A. (2008). Reading online text: A comparison of four white space layouts. Retrieved October 21, 2014 from </text:span><text:a xlink:type="simple" xlink:href="http://psychology.wichita.edu/surl/usabilitynews/62/whitespace.htm" text:style-name="Internet_20_link" text:visited-style-name="Visited_20_Internet_20_Link"><text:span text:style-name="T6">http://psychology.wichita.edu/surl/usabilitynews/62/whitespace.htm</text:span></text:a></text:p>
      <text:p text:style-name="Text_20_body"/>
      <text:p text:style-name="P9"><text:span text:style-name="T2">Conlin, S. (2014). Six ways to immediately improve your website: Performance and usability. Retrieved October 21, 2014, from </text:span><text:a xlink:type="simple" xlink:href="http://www.ciceron.com/2014/02/six-ways-immediately-improve-website-performance-usability/" text:style-name="Internet_20_link" text:visited-style-name="Visited_20_Internet_20_Link"><text:span text:style-name="T6">http://www.ciceron.com/2014/02/six-ways-immediately-improve-website-performance-usability</text:span></text:a></text:p>
      <text:p text:style-name="Text_20_body"/>
      <text:p text:style-name="P9"><text:span text:style-name="T2">Ewald, T. (2014). </text:span><text:span text:style-name="T3">Writing in the technical fields: A practical guide</text:span><text:span text:style-name="T2">. Don Mills, Ont.: Oxford University Press Canada.</text:span></text:p>
      <text:p text:style-name="Text_20_body"/>
      <text:p text:style-name="P4">Gube, J. (2011). 7 best practices for improving your website’s usability. Retrieved October 21, </text:p>
      <text:p text:style-name="P9"><text:span text:style-name="T2">2014, from </text:span><text:a xlink:type="simple" xlink:href="http://mashable.com/2011/09/12/website-usability-tips/" text:style-name="Internet_20_link" text:visited-style-name="Visited_20_Internet_20_Link"><text:span text:style-name="T6">http://mashable.com/2011/09/12/website-usability-tips</text:span></text:a></text:p>
      <text:p text:style-name="Text_20_body"/>
      <text:p text:style-name="P9"><text:span text:style-name="T2">Idler, S. (2012). Effective website header. Retrieved October 21, 2014 from </text:span><text:a xlink:type="simple" xlink:href="http://blog.usabilla.com/how-to-design-a-more-effective-website-header/" text:style-name="Internet_20_link" text:visited-style-name="Visited_20_Internet_20_Link"><text:span text:style-name="T6">http://blog.usabilla.com/how-to-design-a-more-effective-website-header</text:span></text:a></text:p>
      <text:p text:style-name="Text_20_body"/>
      <text:p text:style-name="P9"><text:span text:style-name="T2">Miller, E. (2014). Five rules of effective website navigation. Retrieved October 21, 2014, from </text:span><text:a xlink:type="simple" xlink:href="http://graphicdesign.about.com/od/effectivewebsites/a/web_navigation.htm" text:style-name="Internet_20_link" text:visited-style-name="Visited_20_Internet_20_Link"><text:span text:style-name="T6">http://graphicdesign.about.com/od/effectivewebsites/a/web_navigation.htm</text:span></text:a></text:p>
      <text:p text:style-name="Text_20_body"><text:line-break/></text:p>
      <text:p text:style-name="P21">IS EXCLUDED FROM PAGE COUNT. </text:p>
      <text:p text:style-name="Text_20_body"/>
      <text:p text:style-name="P3">Appendix A: Consent Form </text:p>
      <text:p text:style-name="P4">This anonymous survey is being conducted as a part of a student project in COMS 363, a course in Professional and Technical Communication at the University of Calgary. This survey is being administered via SurveyMonkey, an online survey tool that does not track respondents’ names or e-mail information. No names will be collected with any of the responses collected. By completing and submitting this survey, you are indicating your informed consent to participate in the survey. Since results are not tracked, you cannot withdraw your participation once you hit submit.</text:p>
      <text:p text:style-name="Text_20_body"/>
      <text:p text:style-name="P9"><text:span text:style-name="T2">If you have any questions about this survey, please contact me at </text:span><text:span text:style-name="T7">NAME, (EMAIL; NUMBER) *someone put their contact info please</text:span><text:span text:style-name="T4"> </text:span><text:span text:style-name="T2">or my instructor: Lisa Stowe (403-220-4840; </text:span><text:a xlink:type="simple" xlink:href="mailto:lstowe@ucalgary.ca" text:style-name="Internet_20_link" text:visited-style-name="Visited_20_Internet_20_Link"><text:span text:style-name="T6">lstowe@ucalgary.ca</text:span></text:a><text:span text:style-name="T2">).</text:span></text:p>
      <text:p text:style-name="Text_20_body"/>
      <text:p text:style-name="P3">Appendix B: Sample Survey Questions</text:p>
      <text:p text:style-name="Text_20_body"/>
      <text:p text:style-name="P4">On a scale of 1-5, please answer the following questions:</text:p>
      <text:p text:style-name="P4">1 = strongly disagree </text:p>
      <text:p text:style-name="P4">2 = disagree </text:p>
      <text:p text:style-name="P4">3 = neither disagree nor agree </text:p>
      <text:p text:style-name="P4">4 = agree </text:p>
      <text:p text:style-name="P4">5 = strongly agree</text:p>
      <text:p text:style-name="Text_20_body"/>
      <text:list xml:id="list2524864129664113363" text:style-name="L13">
        <text:list-item>
          <text:p text:style-name="P17">Is the association clear. (???pls reword) like is it easy to know that this website is for AAFS. LOL.</text:p>
        </text:list-item>
        <text:list-item>
          <text:p text:style-name="P19">The layout of the website is user friendly.</text:p>
        </text:list-item>
        <text:list-item>
          <text:p text:style-name="P19">The layout of the website is easy to follow.</text:p>
        </text:list-item>
        <text:list-item>
          <text:p text:style-name="P19">The font and size of text is easy to read.</text:p>
        </text:list-item>
        <text:list-item>
          <text:p text:style-name="P19">Graphics on the website enhances the information provided.</text:p>
        </text:list-item>
        <text:list-item>
          <text:p text:style-name="P19">The AAFS website has effective navigation tools (links and navigation menu)</text:p>
        </text:list-item>
        <text:list-item>
          <text:p text:style-name="P19">Navigation tools are user friendly.</text:p>
        </text:list-item>
        <text:list-item>
          <text:p text:style-name="P19">The contact information is easy to find.</text:p>
        </text:list-item>
        <text:list-item>
          <text:p text:style-name="P19">Information about provided programs is informative.</text:p>
        </text:list-item>
        <text:list-item>
          <text:p text:style-name="P19">Information about provided programs is easy to follow.</text:p>
        </text:list-item>
        <text:list-item>
          <text:p text:style-name="P19">The Frequently Asked Questions page is informative.</text:p>
        </text:list-item>
        <text:list-item>
          <text:p text:style-name="P19">The Frequently Asked Questions page is easy to follow.</text:p>
        </text:list-item>
        <text:list-item>
          <text:p text:style-name="P19">Content is concise and informative.</text:p>
        </text:list-item>
        <text:list-item>
          <text:p text:style-name="P19">There are no broken links.</text:p>
        </text:list-item>
        <text:list-item>
          <text:p text:style-name="P19">Consistency in design and layout is well executed. </text:p>
        </text:list-item>
      </text:list>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CA"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CA"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3T02:01:08.263731467</meta:creation-date>
    <dc:date>2014-10-23T02:24:26.422490055</dc:date>
    <meta:editing-duration>PT7M8S</meta:editing-duration>
    <meta:editing-cycles>1</meta:editing-cycles>
    <meta:document-statistic meta:table-count="1" meta:image-count="0" meta:object-count="0" meta:page-count="9" meta:paragraph-count="138" meta:word-count="2401" meta:character-count="15454" meta:non-whitespace-character-count="13172"/>
    <meta:generator>LibreOffice/4.3.2.2.0$Linux_X86_64 LibreOffice_project/430m0$Build-2</meta:generator>
  </office:meta>
</office:document-meta>
</file>